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Cambria" fo:font-size="50pt" fo:font-weight="bold" style:font-size-asian="50pt" style:font-weight-asian="bold" style:font-size-complex="5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4586" style:font-name="Cambria" fo:font-size="20pt" style:font-size-asian="20pt" style:font-size-complex="20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Cambria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4586" style:font-name="Cambria" fo:font-size="16pt" style:font-size-asian="16pt" style:font-size-complex="2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4586" style:font-name="Cambria" fo:font-size="18pt" style:font-size-asian="18pt" style:font-size-complex="2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4586" style:font-name="Calibri Light" fo:font-size="14pt" style:font-size-asian="14pt" style:font-name-complex="Calibri Ligh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 Light" style:font-name-complex="Calibri Ligh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 Light" style:font-name-complex="Calibri Ligh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Calibri Light" style:font-name-complex="Calibri Light"/>
    </style:style>
    <style:style style:name="P15" style:family="paragraph" style:parent-style-name="Subtítulo">
      <style:text-properties fo:font-size="14pt" style:font-size-asian="14pt" style:font-size-complex="14pt"/>
    </style:style>
    <style:style style:name="P16" style:family="paragraph" style:parent-style-name="Standard">
      <style:text-properties style:font-name="Calibri Light" fo:font-size="14pt" style:font-size-asian="14pt" style:font-name-complex="Calibri Light"/>
    </style:style>
    <style:style style:name="P17" style:family="paragraph" style:parent-style-name="Standard">
      <style:paragraph-properties fo:text-align="justify" style:justify-single-word="false"/>
      <style:text-properties style:font-name="Calibri Light" fo:font-size="14pt" style:font-size-asian="14pt" style:font-name-complex="Calibri Light"/>
    </style:style>
    <style:style style:name="P18" style:family="paragraph" style:parent-style-name="Standard">
      <style:text-properties style:font-name="Calibri Light" style:font-name-complex="Calibri Light"/>
    </style:style>
    <style:style style:name="P19" style:family="paragraph" style:parent-style-name="Standard">
      <style:paragraph-properties fo:text-align="justify" style:justify-single-word="false"/>
      <style:text-properties style:font-name="Calibri Light" style:font-name-complex="Calibri Ligh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fo:color="#000000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/>
    </style:style>
    <style:style style:name="P24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/>
      </style:paragraph-properties>
      <style:text-properties style:font-name="Calibri Light" style:font-name-complex="Calibri Light"/>
    </style:style>
    <style:style style:name="P2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Calibri Light" style:font-name-complex="Calibri Light"/>
    </style:style>
    <style:style style:name="P26" style:family="paragraph" style:parent-style-name="Standard">
      <style:paragraph-properties fo:margin-left="2.101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2.521cm" fo:margin-right="0cm" fo:text-align="justify" style:justify-single-word="false" fo:text-indent="0cm" style:auto-text-indent="false">
        <style:tab-stops/>
      </style:paragraph-properties>
      <style:text-properties fo:color="#000000" style:font-name="Calibri Light" style:font-name-complex="Calibri Light"/>
    </style:style>
    <style:style style:name="P28" style:family="paragraph" style:parent-style-name="Standard">
      <style:paragraph-properties fo:margin-left="0cm" fo:margin-right="0cm" fo:text-indent="1.251cm" style:auto-text-indent="false"/>
    </style:style>
    <style:style style:name="P29" style:family="paragraph" style:parent-style-name="Standard">
      <style:paragraph-properties fo:margin-left="0cm" fo:margin-right="0cm" fo:text-indent="1.251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31" style:family="paragraph" style:parent-style-name="Standard">
      <style:paragraph-properties fo:margin-left="0cm" fo:margin-right="0cm" fo:text-indent="1.251cm" style:auto-text-indent="false"/>
      <style:text-properties fo:color="#004586" style:font-name="Cambria" fo:font-size="20pt" style:font-size-asian="20pt" style:font-size-complex="20pt"/>
    </style:style>
    <style:style style:name="P32" style:family="paragraph" style:parent-style-name="Standard">
      <style:paragraph-properties fo:margin-left="0cm" fo:margin-right="0cm" fo:text-indent="1.251cm" style:auto-text-indent="false"/>
      <style:text-properties fo:color="#000000" style:font-name="Calibri Light" style:font-name-complex="Calibri Ligh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Calibri Light" style:font-name-complex="Calibri Ligh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Calibri Light" style:font-name-complex="Calibri Light"/>
    </style:style>
    <style:style style:name="P35" style:family="paragraph" style:parent-style-name="Standard" style:master-page-name="MP0">
      <style:paragraph-properties fo:margin-left="0cm" fo:margin-right="0cm" fo:text-indent="0cm" style:auto-text-indent="false" style:page-number="auto" fo:break-before="pag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alibri Light" style:font-name-complex="Calibri Ligh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 Light" style:font-name-complex="Calibri Light"/>
    </style:style>
    <style:style style:name="P39" style:family="paragraph" style:parent-style-name="Standard" style:list-style-name="L1">
      <style:text-properties style:font-name="Calibri Light" style:font-name-complex="Calibri Light"/>
    </style:style>
    <style:style style:name="P40" style:family="paragraph" style:parent-style-name="Standard" style:list-style-name="L2">
      <style:text-properties style:font-name="Calibri Light" style:font-name-complex="Calibri Light"/>
    </style:style>
    <style:style style:name="P41" style:family="paragraph" style:parent-style-name="Standard" style:list-style-name="L5">
      <style:text-properties style:font-name="Calibri Light" style:font-name-complex="Calibri Light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00" style:font-name="Calibri Light" style:font-name-complex="Calibri Light"/>
    </style:style>
    <style:style style:name="P43" style:family="paragraph" style:parent-style-name="Standard" style:list-style-name="L4">
      <style:text-properties fo:color="#000000" style:font-name="Calibri Light" style:font-name-complex="Calibri Light"/>
    </style:style>
    <style:style style:name="T1" style:family="text">
      <style:text-properties style:font-name="Calibri Light" style:font-name-complex="Calibri Light"/>
    </style:style>
    <style:style style:name="T2" style:family="text">
      <style:text-properties fo:color="#004586" style:font-name="Cambria" fo:font-size="20pt" style:font-size-asian="20pt" style:font-size-complex="20pt"/>
    </style:style>
    <style:style style:name="T3" style:family="text"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T4" style:family="text">
      <style:text-properties fo:color="#004586" style:font-name="Cambria" fo:font-size="18pt" style:font-size-asian="18pt" style:font-size-complex="20pt"/>
    </style:style>
    <style:style style:name="T5" style:family="text">
      <style:text-properties fo:color="#004586" style:font-name="Cambria" fo:font-size="16pt" style:font-size-asian="16pt" style:font-size-complex="20pt"/>
    </style:style>
    <style:style style:name="T6" style:family="text">
      <style:text-properties fo:color="#ff0000" style:font-name="Calibri Light" style:font-name-complex="Calibri Light"/>
    </style:style>
    <style:style style:name="T7" style:family="text">
      <style:text-properties fo:color="#000000" style:font-name="Calibri Light" style:font-name-complex="Calibri Light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3.9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3.9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2"/>
      <text:p text:style-name="Title">Request for proposal</text:p>
      <text:p text:style-name="Normal"/>
      <text:p>Proyecto de creación de aplicación web RolStream</text:p>
      <text:p text:style-name="Normal"/>
      <text:p text:style-name="Normal"/>
      <text:p text:style-name="Normal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Alejandro Luque Cerpa</text:p>
      <text:p text:style-name="P10">Antonio Portillo Raya<text:tab/><text:tab/><text:tab/><text:tab/><text:tab/><text:tab/><text:tab/>octubre de 2018</text:p>
      <text:p text:style-name="P10"/>
      <text:p text:style-name="P4"><text:soft-page-break/>Índice</text:p>
      <text:p text:style-name="P7"/>
      <text:h text:style-name="Título_20_1" text:outline-level="1">Resumen y contexto</text:h>
      <text:h text:style-name="Título_20_1" text:outline-level="1">Guía para la elaboración de las propuestas</text:h>
      <text:h text:style-name="Título_20_1" text:outline-level="1">Objetivos</text:h>
      <text:h text:style-name="Título_20_1" text:outline-level="1">Definición de requisitos</text:h>
      <text:h text:style-name="Título_20_1" text:outline-level="1">Alcance del proyecto</text:h>
      <text:h text:style-name="Título_20_1" text:outline-level="1">Entregables</text:h>
      <text:h text:style-name="Título_20_1" text:outline-level="1">Planificación temporal</text:h>
      <text:h text:style-name="Título_20_2" text:outline-level="2">Planificación temporal de la RFP</text:h>
      <text:h text:style-name="Título_20_2" text:outline-level="2">Planificación temporal del proyecto</text:h>
      <text:h text:style-name="Título_20_1" text:outline-level="1">Presupuesto</text:h>
      <text:h text:style-name="Título_20_1" text:outline-level="1">Información adicional necesaria</text:h>
      <text:h text:style-name="Título_20_1" text:outline-level="1">Criterio de evaluación de propuestas</text:h>
      <text:p text:style-name="Normal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text:soft-page-break/>1. Resumen y contexto</text:p>
      <text:p text:style-name="P11"/>
      <text:p text:style-name="P16">Paizo Inc. lleva 15 años dedicada al sector de los juegos de rol. A lo largo de los años, miles de personas han utilizado contenido de la empresa para crear o completar sus partidas. En su página web se encuentra disponible contenido de diversos juegos, y un gran equipo de personas se encarga de mantenerlo todo actualizado y disponible para los jugadores continuamente. </text:p>
      <text:p text:style-name="P16">A pesar de que la labor principal de la empresa sea la distribución de contenido, Paizo ha decidido ampliar su alcance y crear una plataforma web dedicada al visionado, tanto en directo como en diferido, de vídeos de juegos de rol, y que también funcione como red social de los usuarios. En dicha plataforma, los usuarios podrán ver y subir vídeos e imágenes de sus partidas, así como chatear e intercambiar información con otros usuarios.</text:p>
      <text:p text:style-name="P17"/>
      <text:p text:style-name="P17">El propósito de esta RFP es solicitar ofertas por parte de empresas para el desarrollo de la plataforma web, y de la base de datos encargada de darle funcionalidad.</text:p>
      <text:p text:style-name="P20"/>
      <text:p text:style-name="Standard"/>
      <text:p text:style-name="P3">2. Guia para la elaboración de las propuestas</text:p>
      <text:p text:style-name="Standard"/>
      <text:p text:style-name="P18">Esta RFP enumera los requisitos a cumplir por las propuestas presentadas por las empresas. Será posible la presentación de propuestas hasta el 16 de diciembre de 2018 a las 23:59 hora española. Fuera de dicho plazo no será aceptada ninguna nueva propuesta. Todas las propuestas deben estar firmadas por un representante legal autorizado de la empresa participante.</text:p>
      <text:p text:style-name="P18"/>
      <text:p text:style-name="P18">Toda subcontratación dentro de la propuesta deberá ser expuesta para su posible consideración o denegación. </text:p>
      <text:p text:style-name="P18"/>
      <text:p text:style-name="P18">Los costes deben estar detallados y reflejar impuestos y tasas en el desglose de los mismos.</text:p>
      <text:p text:style-name="P18"/>
      <text:p text:style-name="P18">Los términos de contratación serán discutidos una vez asignada la oferta ganadora.</text:p>
      <text:p text:style-name="P18"/>
      <text:p text:style-name="P18"/>
      <text:p text:style-name="P3">3. Objetivos</text:p>
      <text:p text:style-name="P3"/>
      <text:p text:style-name="P12">Este proyecto tiene como objetivo la creación de una página web que sirva de punto de encuentro entre los distintos jugadores. </text:p>
      <text:p text:style-name="P12">Más concretamente, los objetivos del proyecto son los siguientes:</text:p>
      <text:list xml:id="list5318083695076314320" text:style-name="L1">
        <text:list-item>
          <text:p text:style-name="P39">Proveer un servicio de streaming a los jugadores para que puedan retransmitir sus partidas.</text:p>
        </text:list-item>
        <text:list-item>
          <text:p text:style-name="P39">Proveer un servicio de chat para que los jugadores se comuniquen fácilmente</text:p>
        </text:list-item>
        <text:list-item>
          <text:p text:style-name="P39">Proveer un servicio de foro para que los jugadores puedan ir exponiendo y resolviendo dudas o compartiendo información.</text:p>
        </text:list-item>
        <text:list-item>
          <text:p text:style-name="P39">Proveer un servicio de almacenamiento que les permita compartir imágenes y vídeos entre <text:soft-page-break/>los usuarios. </text:p>
        </text:list-item>
      </text:list>
      <text:p text:style-name="P21"/>
      <text:p text:style-name="P3">4. Definición de requisitos</text:p>
      <text:p text:style-name="P3"/>
      <text:p text:style-name="P12">Los requisitos a cumplir en este proyecto se pueden separar en varios apartados:</text:p>
      <text:p text:style-name="P12"/>
      <text:p text:style-name="P1"><text:span text:style-name="Fuente_20_de_20_párrafo_20_predeter."><text:span text:style-name="T1"><text:tab/></text:span></text:span><text:span text:style-name="Fuente_20_de_20_párrafo_20_predeter."><text:span text:style-name="T2">4.1 </text:span></text:span><text:span text:style-name="Fuente_20_de_20_párrafo_20_predeter."><text:span text:style-name="T4">Requisitos </text:span></text:span><text:span text:style-name="Fuente_20_de_20_párrafo_20_predeter."><text:span text:style-name="T4">generales</text:span></text:span></text:p>
      <text:p text:style-name="P1"><text:span text:style-name="Fuente_20_de_20_párrafo_20_predeter."><text:span text:style-name="T4"><text:tab/></text:span></text:span></text:p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1</text:span></text:span><text:span text:style-name="Fuente_20_de_20_párrafo_20_predeter."><text:span text:style-name="T5">.</text:span></text:span><text:span text:style-name="Fuente_20_de_20_párrafo_20_predeter."><text:span text:style-name="T5">1</text:span></text:span><text:span text:style-name="Fuente_20_de_20_párrafo_20_predeter."><text:span text:style-name="T5"> </text:span></text:span><text:span text:style-name="Fuente_20_de_20_párrafo_20_predeter."><text:span text:style-name="T5">Información sobre los usuarios</text:span></text:span></text:p>
      <text:p text:style-name="P8"/>
      <text:p text:style-name="P1"><text:span text:style-name="Fuente_20_de_20_párrafo_20_predeter."><text:span text:style-name="T5"><text:tab/></text:span></text:span><text:span text:style-name="Fuente_20_de_20_párrafo_20_predeter."><text:span text:style-name="T5"><text:tab/></text:span></text:span><text:span text:style-name="Fuente_20_de_20_párrafo_20_predeter."><text:span text:style-name="T1">Para crear un usuario, únicamente será necesario que las personas den una dirección </text:span></text:span><text:span text:style-name="Fuente_20_de_20_párrafo_20_predeter."><text:span text:style-name="T1"><text:tab/>de email válida, un nombre de usuario y una contraseña.</text:span></text:span></text:p>
      <text:p text:style-name="P8"/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1</text:span></text:span><text:span text:style-name="Fuente_20_de_20_párrafo_20_predeter."><text:span text:style-name="T5">.</text:span></text:span><text:span text:style-name="Fuente_20_de_20_párrafo_20_predeter."><text:span text:style-name="T5">2</text:span></text:span><text:span text:style-name="Fuente_20_de_20_párrafo_20_predeter."><text:span text:style-name="T5"> </text:span></text:span><text:span text:style-name="Fuente_20_de_20_párrafo_20_predeter."><text:span text:style-name="T5">Moderación en la página web</text:span></text:span></text:p>
      <text:p text:style-name="P8"/>
      <text:p text:style-name="P1"><text:span text:style-name="Fuente_20_de_20_párrafo_20_predeter."><text:span text:style-name="T5"><text:tab/></text:span></text:span><text:span text:style-name="Fuente_20_de_20_párrafo_20_predeter."><text:span text:style-name="T5"><text:tab/></text:span></text:span><text:span text:style-name="Fuente_20_de_20_párrafo_20_predeter."><text:span text:style-name="T1">Paizo debe ser capaz de expulsar permanente o temporalmente a los usuarios que </text:span></text:span><text:span text:style-name="Fuente_20_de_20_párrafo_20_predeter."><text:span text:style-name="T1"><text:tab/>realicen malos usos de la página, como pueden ser trato discriminatorio o vejatorio e </text:span></text:span><text:span text:style-name="Fuente_20_de_20_párrafo_20_predeter."><text:span text:style-name="T1"><text:tab/>insultos de algún tipo.</text:span></text:span></text:p>
      <text:p text:style-name="P12"/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1</text:span></text:span><text:span text:style-name="Fuente_20_de_20_párrafo_20_predeter."><text:span text:style-name="T5">.</text:span></text:span><text:span text:style-name="Fuente_20_de_20_párrafo_20_predeter."><text:span text:style-name="T5">3</text:span></text:span><text:span text:style-name="Fuente_20_de_20_párrafo_20_predeter."><text:span text:style-name="T5"> </text:span></text:span><text:span text:style-name="Fuente_20_de_20_párrafo_20_predeter."><text:span text:style-name="T5">Garantía y mantenimiento</text:span></text:span></text:p>
      <text:p text:style-name="P8"/>
      <text:p text:style-name="P1"><text:span text:style-name="Fuente_20_de_20_párrafo_20_predeter."><text:span text:style-name="T5"><text:tab/></text:span></text:span><text:span text:style-name="Fuente_20_de_20_párrafo_20_predeter."><text:span text:style-name="T5"><text:tab/></text:span></text:span><text:span text:style-name="Fuente_20_de_20_párrafo_20_predeter."><text:span text:style-name="T1">La empresa realizadora se compromete a garantizar el correcto funcionamiento de la </text:span></text:span><text:span text:style-name="Fuente_20_de_20_párrafo_20_predeter."><text:span text:style-name="T1"><text:tab/>página durante dos años, y a pagar el doble del importe recibido en caso de romper el </text:span></text:span><text:span text:style-name="Fuente_20_de_20_párrafo_20_predeter."><text:span text:style-name="T1"><text:tab/>contrato en representación de daños y perjuicios.</text:span></text:span></text:p>
      <text:p text:style-name="P8"/>
      <text:p text:style-name="P3"/>
      <text:p text:style-name="P1"><text:span text:style-name="Fuente_20_de_20_párrafo_20_predeter."><text:span text:style-name="T2"><text:tab/>4.</text:span></text:span><text:span text:style-name="Fuente_20_de_20_párrafo_20_predeter."><text:span text:style-name="T2">2</text:span></text:span><text:span text:style-name="Fuente_20_de_20_párrafo_20_predeter."><text:span text:style-name="T2"> </text:span></text:span><text:span text:style-name="Fuente_20_de_20_párrafo_20_predeter."><text:span text:style-name="T4">Requisitos del servicio de Streaming</text:span></text:span></text:p>
      <text:p text:style-name="P9"/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2</text:span></text:span><text:span text:style-name="Fuente_20_de_20_párrafo_20_predeter."><text:span text:style-name="T5">.</text:span></text:span><text:span text:style-name="Fuente_20_de_20_párrafo_20_predeter."><text:span text:style-name="T5">1</text:span></text:span><text:span text:style-name="Fuente_20_de_20_párrafo_20_predeter."><text:span text:style-name="T5"> </text:span></text:span><text:span text:style-name="Fuente_20_de_20_párrafo_20_predeter."><text:span text:style-name="T5">Privacidad del servicio de Streaming</text:span></text:span></text:p>
      <text:p text:style-name="P9"/>
      <text:p text:style-name="P1"><text:span text:style-name="Fuente_20_de_20_párrafo_20_predeter."><text:span text:style-name="T4"><text:tab/></text:span></text:span><text:span text:style-name="Fuente_20_de_20_párrafo_20_predeter."><text:span text:style-name="T4"><text:tab/></text:span></text:span><text:span text:style-name="Fuente_20_de_20_párrafo_20_predeter."><text:span text:style-name="T1">Cualquier usuario debe ser libre de poder decidir a qué usuarios permite acceder a </text:span></text:span><text:span text:style-name="Fuente_20_de_20_párrafo_20_predeter."><text:span text:style-name="T1"><text:tab/>sus retransmisiones. Un usuario sólo podrá ver aquellas retransmisiones para las cuales tiene </text:span></text:span><text:span text:style-name="Fuente_20_de_20_párrafo_20_predeter."><text:span text:style-name="T1"><text:tab/>permiso de acceso.</text:span></text:span></text:p>
      <text:p text:style-name="P9"/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2</text:span></text:span><text:span text:style-name="Fuente_20_de_20_párrafo_20_predeter."><text:span text:style-name="T5">.</text:span></text:span><text:span text:style-name="Fuente_20_de_20_párrafo_20_predeter."><text:span text:style-name="T5">2</text:span></text:span><text:span text:style-name="Fuente_20_de_20_párrafo_20_predeter."><text:span text:style-name="T5"> </text:span></text:span><text:span text:style-name="Fuente_20_de_20_párrafo_20_predeter."><text:span text:style-name="T5">Fiabilidad del servicio de Streaming</text:span></text:span></text:p>
      <text:p text:style-name="P8"/>
      <text:p text:style-name="P1"><text:span text:style-name="Fuente_20_de_20_párrafo_20_predeter."><text:span text:style-name="T5"><text:tab/></text:span></text:span><text:span text:style-name="Fuente_20_de_20_párrafo_20_predeter."><text:span text:style-name="T5"><text:tab/></text:span></text:span><text:span text:style-name="Fuente_20_de_20_párrafo_20_predeter."><text:span text:style-name="T1">Cualquier usuario con conexión a internet</text:span></text:span><text:span text:style-name="Fuente_20_de_20_párrafo_20_predeter."><text:span text:style-name="T1"> suficientemente potente</text:span></text:span><text:span text:style-name="Fuente_20_de_20_párrafo_20_predeter."><text:span text:style-name="T1"> debería ser capaz </text:span></text:span><text:span text:style-name="Fuente_20_de_20_párrafo_20_predeter."><text:span text:style-name="T1"><text:tab/></text:span></text:span><text:span text:style-name="Fuente_20_de_20_párrafo_20_predeter."><text:span text:style-name="T1">de poder retransmitir </text:span></text:span><text:span text:style-name="Fuente_20_de_20_párrafo_20_predeter."><text:span text:style-name="T1"><text:tab/>o ver en directo cualquier retransmisión que se esté realizando en ese </text:span></text:span><text:span text:style-name="Fuente_20_de_20_párrafo_20_predeter."><text:span text:style-name="T1"><text:tab/></text:span></text:span><text:span text:style-name="Fuente_20_de_20_párrafo_20_predeter."><text:span text:style-name="T1">momento a la que tenga acceso</text:span></text:span><text:span text:style-name="Fuente_20_de_20_párrafo_20_predeter."><text:span text:style-name="T1">.</text:span></text:span></text:p>
      <text:p text:style-name="P12"><text:soft-page-break/></text:p>
      <text:p text:style-name="P1"><text:span text:style-name="Fuente_20_de_20_párrafo_20_predeter."><text:span text:style-name="T4"><text:tab/></text:span></text:span><text:span text:style-name="Fuente_20_de_20_párrafo_20_predeter."><text:span text:style-name="T5">4.</text:span></text:span><text:span text:style-name="Fuente_20_de_20_párrafo_20_predeter."><text:span text:style-name="T5">2</text:span></text:span><text:span text:style-name="Fuente_20_de_20_párrafo_20_predeter."><text:span text:style-name="T5">.</text:span></text:span><text:span text:style-name="Fuente_20_de_20_párrafo_20_predeter."><text:span text:style-name="T5">3</text:span></text:span><text:span text:style-name="Fuente_20_de_20_párrafo_20_predeter."><text:span text:style-name="T5"> </text:span></text:span><text:span text:style-name="Fuente_20_de_20_párrafo_20_predeter."><text:span text:style-name="T5">Almacenamiento de los vídeos retransmitidos</text:span></text:span></text:p>
      <text:p text:style-name="P8"/>
      <text:p text:style-name="P1"><text:span text:style-name="Fuente_20_de_20_párrafo_20_predeter."><text:span text:style-name="T1"><text:tab/></text:span></text:span><text:span text:style-name="Fuente_20_de_20_párrafo_20_predeter."><text:span text:style-name="T1"><text:tab/>Cualquier usuario podrá almacenar los vídeos que haya retransmitido si así lo desea, </text:span></text:span><text:span text:style-name="Fuente_20_de_20_párrafo_20_predeter."><text:span text:style-name="T1"><text:tab/>permitiendo a quien tenga acceso y no haya podido verlo en directo verlo más adelante.</text:span></text:span></text:p>
      <text:p text:style-name="P9"><text:tab/><text:tab/></text:p>
      <text:p text:style-name="P1"><text:span text:style-name="Fuente_20_de_20_párrafo_20_predeter."><text:span text:style-name="T2"><text:tab/>4.3 </text:span></text:span><text:span text:style-name="Fuente_20_de_20_párrafo_20_predeter."><text:span text:style-name="T4">Requisitos del servicio de </text:span></text:span><text:span text:style-name="Fuente_20_de_20_párrafo_20_predeter."><text:span text:style-name="T4">chat</text:span></text:span></text:p>
      <text:p text:style-name="P8"><text:tab/></text:p>
      <text:p text:style-name="P8"><text:tab/>4.3.1 Privacidad del servicio de chat</text:p>
      <text:p text:style-name="P9"/>
      <text:p text:style-name="P1"><text:span text:style-name="Fuente_20_de_20_párrafo_20_predeter."><text:span text:style-name="T4"><text:tab/></text:span></text:span><text:span text:style-name="Fuente_20_de_20_párrafo_20_predeter."><text:span text:style-name="T4"><text:tab/></text:span></text:span><text:span text:style-name="Fuente_20_de_20_párrafo_20_predeter."><text:span text:style-name="T1">Cualquier usuario podrá ponerse en contacto con cualquier otro siempre que </text:span></text:span><text:span text:style-name="Fuente_20_de_20_párrafo_20_predeter."><text:span text:style-name="T1"><text:tab/>conozca el nombre de usuario del otro, y este no le haya bloqueado, pero nadie más podrá </text:span></text:span><text:span text:style-name="Fuente_20_de_20_párrafo_20_predeter."><text:span text:style-name="T1"><text:tab/>acceder a dicha conversación salvo que lo inviten a esta.</text:span></text:span></text:p>
      <text:p text:style-name="P12"/>
      <text:p text:style-name="P9"/>
      <text:p text:style-name="P8"><text:tab/>4.3.2 Almacenamiento de los chats</text:p>
      <text:p text:style-name="P9"/>
      <text:p text:style-name="P1"><text:span text:style-name="Fuente_20_de_20_párrafo_20_predeter."><text:span text:style-name="T4"><text:tab/></text:span></text:span><text:span text:style-name="Fuente_20_de_20_párrafo_20_predeter."><text:span text:style-name="T4"><text:tab/></text:span></text:span><text:span text:style-name="Fuente_20_de_20_párrafo_20_predeter."><text:span text:style-name="T1">Todos los chats quedarán almacenados. Cualquier usuario podrá solicitar un registro </text:span></text:span><text:span text:style-name="Fuente_20_de_20_párrafo_20_predeter."><text:span text:style-name="T1"><text:tab/>de todos los chats en los que ha intervenido, aunque no podrá eliminar sus mensajes una </text:span></text:span><text:span text:style-name="Fuente_20_de_20_párrafo_20_predeter."><text:span text:style-name="T1"><text:tab/>vez estos hayan sido enviados. Solamente el personal de Paizo competente podrá acceder al </text:span></text:span><text:span text:style-name="Fuente_20_de_20_párrafo_20_predeter."><text:span text:style-name="T1"><text:tab/>contenido de dichos chats.</text:span></text:span></text:p>
      <text:p text:style-name="P9"/>
      <text:p text:style-name="P1"><text:span text:style-name="Fuente_20_de_20_párrafo_20_predeter."><text:span text:style-name="T2"><text:tab/>4.4 </text:span></text:span><text:span text:style-name="Fuente_20_de_20_párrafo_20_predeter."><text:span text:style-name="T4">Requisitos del servicio de</text:span></text:span><text:span text:style-name="Fuente_20_de_20_párrafo_20_predeter."><text:span text:style-name="T4">l foro</text:span></text:span></text:p>
      <text:p text:style-name="P8"><text:tab/></text:p>
      <text:p text:style-name="P8"><text:tab/>4.4.1 Organización del foro</text:p>
      <text:p text:style-name="P8"/>
      <text:p text:style-name="P12"><text:tab/><text:tab/>Todos los temas tratados en el foro estarán clasificados en distintas categorías. <text:tab/>Únicamente los moderadores de Paizo podrán crear, modificar o eliminar categorías. Todos <text:tab/>los usuarios podrán comentar en las distintas entradas de todas las categorías y crear <text:tab/>entradas nuevas.</text:p>
      <text:p text:style-name="P12"/>
      <text:p text:style-name="P8"><text:tab/>4.4.2 Contenido multimedia en los foros</text:p>
      <text:p text:style-name="P8"/>
      <text:p text:style-name="P12"><text:tab/><text:tab/>Cada usuario podrá enlazar contenido multimedia en el foro, siempre que este haya <text:tab/>sido almacenado previamente en la página web.</text:p>
      <text:p text:style-name="P12"/>
      <text:p text:style-name="P12"/>
      <text:p text:style-name="P1"><text:span text:style-name="Fuente_20_de_20_párrafo_20_predeter."><text:span text:style-name="T2"><text:tab/>4.5 </text:span></text:span><text:span text:style-name="Fuente_20_de_20_párrafo_20_predeter."><text:span text:style-name="T4">Requisitos del servici</text:span></text:span><text:span text:style-name="Fuente_20_de_20_párrafo_20_predeter."><text:span text:style-name="T4">o de almacenamiento </text:span></text:span></text:p>
      <text:p text:style-name="P12"/>
      <text:p text:style-name="P8"><text:tab/>4.5.1 Contenido multimedia personal</text:p>
      <text:p text:style-name="P8"/>
      <text:p text:style-name="P12"><text:soft-page-break/><text:tab/><text:tab/>Cada usuario podrá almacenar imágenes o vídeos en el servicio que provee la página <text:tab/>web. El espacio disponible será ilimitado, pero a partir de una cierta cantidad el servicio será <text:tab/>de pago. Este contenido será privado, salvo que el usuario decida compartirlo.</text:p>
      <text:p text:style-name="P12"/>
      <text:p text:style-name="P8"><text:tab/>4.5.2 Disponibilidad del contenido multimedia</text:p>
      <text:p text:style-name="P8"/>
      <text:p text:style-name="P12"><text:tab/><text:tab/>Cada usuario podrá eliminar contenido multimedia si así lo desea, liberando espacio <text:tab/>que volverá a tener disponible. Si ha sido compartido, tras eliminarlo sólo aparecerá una <text:tab/>nota indicando que ya no existe.</text:p>
      <text:p text:style-name="P12"/>
      <text:p text:style-name="P12"/>
      <text:p text:style-name="P6"/>
      <text:p text:style-name="P6"/>
      <text:p text:style-name="P6"/>
      <text:p text:style-name="P3"/>
      <text:p text:style-name="P3"/>
      <text:p text:style-name="Normal"/>
      <text:p text:style-name="Normal"/>
      <text:p text:style-name="Normal"/>
      <text:p text:style-name="Normal"/>
      <text:p text:style-name="P3">5. Alcance del proyecto</text:p>
      <text:p text:style-name="P3"/>
      <text:p text:style-name="P6"><text:tab/>Organizativo</text:p>
      <text:p text:style-name="P6"><text:tab/><text:tab/></text:p>
      <text:p text:style-name="P24">El proyecto pretende dar un servicio a una demanda creciente de jugadores de rol. Permitiendo a jugadores y aficionados de todas partes, poderse conectar para ver partidas o retransmitir las suyas propias.</text:p>
      <text:p text:style-name="P13"><text:tab/><text:tab/></text:p>
      <text:p text:style-name="P13"><text:tab/><text:tab/>Como efecto adicional, se conseguirá aumentar la visibilidad de esta clase de ocio y <text:tab/>conseguir más aficionados a ello.</text:p>
      <text:p text:style-name="P13"/>
      <text:p text:style-name="P13"><text:tab/><text:tab/>La plataforma constará de una aplicación web de visionado y retransmisión, y una <text:tab/>base de datos capaz de guardar los datos a tratar.</text:p>
      <text:p text:style-name="P13"><text:tab/><text:tab/></text:p>
      <text:p text:style-name="P13"><text:tab/><text:tab/>A nivel de metodología, se espera realizar sesiones de control periódicas, según la <text:tab/>metodología SCRUM. Se espera que las distintas partes del proyecto se reúnan para mostrar <text:tab/>los avances y poder corregir posibles faltas de comunicación. </text:p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tab/>Temporal</text:p>
      <text:p text:style-name="P12"><text:tab/></text:p>
      <text:p text:style-name="P12"><text:tab/><text:tab/>Se pretende tener reuniones cada pocas semanas en las que los desarrolladores <text:tab/>muestran pequeños avances sobre el proyecto. Así mismo se realizarán unas primeras <text:tab/>semanas de exposición sobre los requisitos a los mismos como se detalla a continuación.</text:p>
      <text:p text:style-name="P12"/>
      <text:list xml:id="list1697851242110593485" text:style-name="L2">
        <text:list-item>
          <text:p text:style-name="P40">Consultas legales: 2 semanas</text:p>
        </text:list-item>
        <text:list-item>
          <text:p text:style-name="P40">Reuniones con los programadores: 3 semanas</text:p>
        </text:list-item>
        <text:list-item>
          <text:p text:style-name="P40">Reuniones con los encargados de tratamiento de datos: 1 mes</text:p>
        </text:list-item>
        <text:list-item>
          <text:p text:style-name="P40">Desarrollo de base de datos: 8 semanas</text:p>
        </text:list-item>
        <text:list-item>
          <text:p text:style-name="P40">Desarrollo aplicación web: 5 semanas</text:p>
        </text:list-item>
      </text:list>
      <text:p text:style-name="P25"/>
      <text:p text:style-name="P26"><text:span text:style-name="Fuente_20_de_20_párrafo_20_predeter."><text:span text:style-name="T1">Se estima que la creación total llevará unos </text:span></text:span><text:span text:style-name="Fuente_20_de_20_párrafo_20_predeter."><text:span text:style-name="T7">6</text:span></text:span><text:span text:style-name="Fuente_20_de_20_párrafo_20_predeter."><text:span text:style-name="T1"> meses.</text:span></text:span></text:p>
      <text:p text:style-name="P6"/>
      <text:p text:style-name="P6"><text:tab/>Costes</text:p>
      <text:p text:style-name="P6"/>
      <text:p text:style-name="P11"><text:tab/><text:tab/><text:span text:style-name="Fuente_20_de_20_párrafo_20_predeter."><text:span text:style-name="T7">El presupuesto será de 5.000€,</text:span></text:span><text:span text:style-name="Fuente_20_de_20_párrafo_20_predeter."><text:span text:style-name="T6"> </text:span></text:span><text:span text:style-name="Fuente_20_de_20_párrafo_20_predeter."><text:span text:style-name="T1">en </text:span></text:span><text:span text:style-name="Fuente_20_de_20_párrafo_20_predeter."><text:span text:style-name="T7">el que ya se incluyen tanto los gastos materiales <text:tab/>como de mano de obra. Se presupone la formación de los desarrolladores, siendo las <text:tab/>semanas de formación para especificar los requisitos deseados, pero se espera cierta <text:tab/>variación en el coste final.</text:span></text:span></text:p>
      <text:p text:style-name="P11"><text:span text:style-name="Fuente_20_de_20_párrafo_20_predeter."><text:span text:style-name="T7"><text:tab/></text:span></text:span><text:span text:style-name="Fuente_20_de_20_párrafo_20_predeter."><text:span text:style-name="T7"><text:tab/>El proyecto se pagará en dos partes. El 40% al principio, y el 60% al final. </text:span></text:span></text:p>
      <text:p text:style-name="P5"/>
      <text:p text:style-name="P5"/>
      <text:p text:style-name="P5"/>
      <text:p text:style-name="P5"/>
      <text:p text:style-name="P27"/>
      <text:p text:style-name="P27"/>
      <text:p text:style-name="P3">6. Entregables</text:p>
      <text:p text:style-name="P30"/>
      <text:p text:style-name="P32">Se espera que, una vez que se adjudique el trabajo, se realicen reuniones entre Paizo y la empresa desarrolladora cada dos semanas con el fin de llevar un control sobre el desarrollo de la página web. </text:p>
      <text:p text:style-name="P32">En las diferentes reuniones se espera que la empresa realice una serie de entregables con el fin de mostrar su progreso y discutir aspectos sobre la realización de la página.</text:p>
      <text:p text:style-name="P33">Al finalizar el proyecto, se deben disponer de los siguientes documentos:</text:p>
      <text:list xml:id="list2071481456182847896" text:style-name="L3">
        <text:list-item>
          <text:p text:style-name="P42">Documento explicativo con planificación del proyecto y contenido de la plataforma.</text:p>
        </text:list-item>
        <text:list-item>
          <text:p text:style-name="P42">Prototipo de la plataforma, si no con todas sus funcionalidades, sí con las más esenciales.</text:p>
        </text:list-item>
        <text:list-item>
          <text:p text:style-name="P42">Documento con la plataforma totalmente desarrollada, funcionalidades que se esperan y especificaciones de uso de la misma.</text:p>
        </text:list-item>
        <text:list-item>
          <text:p text:style-name="P42">Manual de mantenimiento de la plataforma.</text:p>
        </text:list-item>
        <text:list-item>
          <text:p text:style-name="P42">Evaluación y pruebas de la plataforma para evitar fallos.</text:p>
        </text:list-item>
      </text:list>
      <text:p text:style-name="P3"><text:soft-page-break/></text:p>
      <text:p text:style-name="P3"/>
      <text:p text:style-name="P3"/>
      <text:p text:style-name="Normal"/>
      <text:p text:style-name="P3">7. Planificación temporal</text:p>
      <text:p text:style-name="P3"/>
      <text:p text:style-name="P31">7.1 Planificación temporal de la RFP</text:p>
      <text:p text:style-name="P31"/>
      <text:p text:style-name="P28"><text:span text:style-name="Fuente_20_de_20_párrafo_20_predeter."><text:span text:style-name="T7"><text:tab/>Para la entrega de propuestas se abre un plazo desde el 16 de noviembre de 2018 <text:tab/>hasta el 16 de diciembre de 2018 a las 23:59 horas.</text:span></text:span></text:p>
      <text:p text:style-name="P32"><text:tab/>La evaluación de las propuestas se llevará a cabo entre el 17 de diciembre y el 22 de <text:tab/>diciembre de 2018. En caso de necesitar información adicional, se contactará con los <text:tab/>ofertantes durante este periodo.</text:p>
      <text:p text:style-name="P32"><text:tab/>La elección de la empresa se finalizará como muy tarde el 10 de enero de 2019.</text:p>
      <text:p text:style-name="P32"><text:tab/>La empresa seleccionada será notificada y las negociaciones comenzarán cuanto <text:tab/>antes. El contrato debería haberse cerrado antes del 15 de enero de 2019.</text:p>
      <text:p text:style-name="P32"><text:tab/>Las empresas no seleccionadas serán notificadas antes del 15 de febrero de 2019.</text:p>
      <text:p text:style-name="P29"/>
      <text:p text:style-name="P31">7.2 Planificación temporal del proyecto</text:p>
      <text:p text:style-name="P28"/>
      <text:p text:style-name="Normal"><text:tab/><text:tab/><text:span text:style-name="Fuente_20_de_20_párrafo_20_predeter."><text:span text:style-name="T7">La duración del proyecto es de un máximo de 6 meses.</text:span></text:span><text:span text:style-name="Fuente_20_de_20_párrafo_20_predeter."><text:span text:style-name="T6"> </text:span></text:span><text:span text:style-name="Fuente_20_de_20_párrafo_20_predeter."><text:span text:style-name="T7">El proyecto debe estar <text:tab/>completo antes del 16 de julio de 2019. La fecha de inicio prevista sería el 15 de enero de <text:tab/>2019. </text:span></text:span></text:p>
      <text:p text:style-name="P21"/>
      <text:p text:style-name="Standard"/>
      <text:p text:style-name="Standard"/>
      <text:p text:style-name="Standard"/>
      <text:p text:style-name="P3">8. Presupuesto</text:p>
      <text:p text:style-name="P3"/>
      <text:p text:style-name="P14"><text:tab/>Todas las propuestas deben incluir un desglose de los distintos costes para la realización de las tareas en el alcance del proyecto. Los costes deben incluir todos los impuestos, y las tasas deben estar claramente indicadas.</text:p>
      <text:p text:style-name="P14"><text:tab/> </text:p>
      <text:p text:style-name="P14"/>
      <text:p text:style-name="P3"/>
      <text:p text:style-name="P23"/>
      <text:p text:style-name="P3">9. Información adicional necesaria</text:p>
      <text:p text:style-name="P6"><text:tab/></text:p>
      <text:p text:style-name="P1"><text:span text:style-name="Fuente_20_de_20_párrafo_20_predeter."><text:span text:style-name="T2"><text:tab/></text:span></text:span><text:span text:style-name="Fuente_20_de_20_párrafo_20_predeter."><text:span text:style-name="T7">Todas las ofertas deben inc</text:span></text:span><text:span text:style-name="Fuente_20_de_20_párrafo_20_predeter."><text:span text:style-name="T7">luir las siguientes referencias:</text:span></text:span></text:p>
      <text:list xml:id="list7609138154268287558" text:style-name="L4">
        <text:list-item>
          <text:p text:style-name="P43">Planificación temporal de ejecución del proyecto</text:p>
        </text:list-item>
        <text:list-item>
          <text:p text:style-name="P43"><text:soft-page-break/>Costes asociados al proyecto y pagos a realizar.</text:p>
        </text:list-item>
        <text:list-item>
          <text:p text:style-name="P43">Información acerca de su equipo de trabajo, así como experiencias previas e información acerca de otros trabajos realizados.</text:p>
        </text:list-item>
        <text:list-item>
          <text:p text:style-name="P43">Información acerca de los procedimientos de verificación de estándares de calidad.</text:p>
        </text:list-item>
        <text:list-item>
          <text:p text:style-name="P43">Legislación aplicable.</text:p>
        </text:list-item>
      </text:list>
      <text:p text:style-name="P19"><text:tab/> </text:p>
      <text:p text:style-name="P22"/>
      <text:p text:style-name="P22"/>
      <text:p text:style-name="P1"><text:span text:style-name="Fuente_20_de_20_párrafo_20_predeter."><text:span text:style-name="T3">10</text:span></text:span><text:span text:style-name="Fuente_20_de_20_párrafo_20_predeter."><text:span text:style-name="T3">.</text:span></text:span><text:span text:style-name="Fuente_20_de_20_párrafo_20_predeter."><text:span text:style-name="T3"> </text:span></text:span><text:span text:style-name="Fuente_20_de_20_párrafo_20_predeter."><text:span text:style-name="T3">Criterio de evaluación de propuestas</text:span></text:span></text:p>
      <text:p text:style-name="P1"/>
      <text:p text:style-name="P1"><text:span text:style-name="Fuente_20_de_20_párrafo_20_predeter."><text:span text:style-name="T4"><text:tab/></text:span></text:span><text:span text:style-name="Fuente_20_de_20_párrafo_20_predeter."><text:span text:style-name="T1">Las propuestas se evaluarán en base a los siguientes criterios:</text:span></text:span></text:p>
      <text:list xml:id="list8928753482922463519" text:style-name="L5">
        <text:list-item>
          <text:p text:style-name="P41">Adecuación general: la solución debe cumplir todos los requisitos previamente expuestos y debe estar presentada debidamente documentada.</text:p>
        </text:list-item>
        <text:list-item>
          <text:p text:style-name="P41">Experiencia organizativa: los ofertantes serán evaluados de acuerdo a experiencias previas en otros proyectos similares.</text:p>
        </text:list-item>
        <text:list-item>
          <text:p text:style-name="P41">Coste: Se evaluará el coste propuesto y la proporción de costes de cada apartado dentro del total.</text:p>
        </text:list-item>
        <text:list-item>
          <text:p text:style-name="P41">Experiencia técnica: Se evaluará positivamente experiencias técnicas profesionales previas al proyecto presentado.</text:p>
        </text:list-item>
      </text:list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hyphenation-ladder-count="no-limit" fo:text-indent="0.4cm" style:auto-text-indent="false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Mangal" style:font-size-complex="14.5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Mangal" style:font-size-complex="11.5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071cm" fo:margin-bottom="0cm" fo:keep-together="always" fo:hyphenation-ladder-count="no-limit" fo:keep-with-next="always"/>
      <style:text-properties fo:color="#1f3763" style:font-name="Calibri Light" style:font-name-asian="Times New Roman" style:font-name-complex="Mangal" style:font-size-complex="10.5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name-complex="Mangal" style:font-size-complex="10.5pt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071cm" fo:margin-bottom="0cm" fo:keep-together="always" fo:hyphenation-ladder-count="no-limit" fo:keep-with-next="always"/>
      <style:text-properties fo:color="#2f5496" style:font-name="Calibri Light" style:font-name-asian="Times New Roman" style:font-name-complex="Mangal" style:font-size-complex="10.5pt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1f3763" style:font-name="Calibri Light" style:font-name-asian="Times New Roman" style:font-name-complex="Mangal" style:font-size-complex="10.5pt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fo:keep-together="always" fo:hyphenation-ladder-count="no-limit" fo:keep-with-next="always"/>
      <style:text-properties fo:color="#1f3763" style:font-name="Calibri Light" fo:font-style="italic" style:font-name-asian="Times New Roman" style:font-style-asian="italic" style:font-name-complex="Mangal" style:font-size-complex="10.5pt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071cm" fo:margin-bottom="0cm" fo:keep-together="always" fo:hyphenation-ladder-count="no-limit" fo:keep-with-next="always"/>
      <style:text-properties fo:color="#272727" style:font-name="Calibri Light" fo:font-size="10.5pt" style:font-name-asian="Times New Roman" style:font-size-asian="10.5pt" style:font-name-complex="Mangal" style:font-size-complex="9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071cm" fo:margin-bottom="0cm" fo:keep-together="always" fo:hyphenation-ladder-count="no-limit" fo:keep-with-next="always"/>
      <style:text-properties fo:color="#272727" style:font-name="Calibri Light" fo:font-size="10.5pt" fo:font-style="italic" style:font-name-asian="Times New Roman" style:font-size-asian="10.5pt" style:font-style-asian="italic" style:font-name-complex="Mangal" style:font-size-complex="9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size="28pt" fo:letter-spacing="-0.018cm" style:font-name-asian="Times New Roman" style:font-size-asian="28pt" style:font-name-complex="Mangal" style:font-size-complex="25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0.282cm" fo:hyphenation-ladder-count="no-limit"/>
      <style:text-properties fo:color="#5a5a5a" style:font-name="Calibri" fo:font-size="11pt" fo:letter-spacing="0.026cm" style:font-name-asian="Times New Roman" style:font-size-asian="11pt" style:font-name-complex="Mangal" style:font-size-complex="10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ítulo_20_Car" style:display-name="Título Car" style:family="text" style:parent-style-name="Fuente_20_de_20_párrafo_20_predeter.">
      <style:text-properties style:font-name="Calibri Light" fo:font-size="28pt" fo:letter-spacing="-0.018cm" style:letter-kerning="true" style:font-name-asian="Times New Roman" style:font-size-asian="28pt" style:font-name-complex="Mangal" style:font-size-complex="25pt"/>
    </style:style>
    <style:style style:name="Subtítulo_20_Car" style:display-name="Subtítulo Car" style:family="text" style:parent-style-name="Fuente_20_de_20_párrafo_20_predeter.">
      <style:text-properties fo:color="#5a5a5a" style:font-name="Calibri" fo:font-size="11pt" fo:letter-spacing="0.026cm" style:font-name-asian="Times New Roman" style:font-size-asian="11pt" style:font-name-complex="Mangal" style:font-size-complex="10pt"/>
    </style:style>
    <style:style style:name="Título_20_1_20_Car" style:display-name="Título 1 Car" style:family="text" style:parent-style-name="Fuente_20_de_20_párrafo_20_predeter.">
      <style:text-properties fo:color="#2f5496" style:font-name="Calibri Light" fo:font-size="16pt" style:font-name-asian="Times New Roman" style:font-size-asian="16pt" style:font-name-complex="Mangal" style:font-size-complex="14.5pt"/>
    </style:style>
    <style:style style:name="Título_20_2_20_Car" style:display-name="Título 2 Car" style:family="text" style:parent-style-name="Fuente_20_de_20_párrafo_20_predeter.">
      <style:text-properties fo:color="#2f5496" style:font-name="Calibri Light" fo:font-size="13pt" style:font-name-asian="Times New Roman" style:font-size-asian="13pt" style:font-name-complex="Mangal" style:font-size-complex="11.5pt"/>
    </style:style>
    <style:style style:name="Título_20_3_20_Car" style:display-name="Título 3 Car" style:family="text" style:parent-style-name="Fuente_20_de_20_párrafo_20_predeter.">
      <style:text-properties fo:color="#1f3763" style:font-name="Calibri Light" style:font-name-asian="Times New Roman" style:font-name-complex="Mangal" style:font-size-complex="10.5pt"/>
    </style:style>
    <style:style style:name="Título_20_4_20_Car" style:display-name="Título 4 C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Mangal" style:font-size-complex="10.5pt" style:font-style-complex="italic"/>
    </style:style>
    <style:style style:name="Título_20_5_20_Car" style:display-name="Título 5 Car" style:family="text" style:parent-style-name="Fuente_20_de_20_párrafo_20_predeter.">
      <style:text-properties fo:color="#2f5496" style:font-name="Calibri Light" style:font-name-asian="Times New Roman" style:font-name-complex="Mangal" style:font-size-complex="10.5pt"/>
    </style:style>
    <style:style style:name="Título_20_6_20_Car" style:display-name="Título 6 Car" style:family="text" style:parent-style-name="Fuente_20_de_20_párrafo_20_predeter.">
      <style:text-properties fo:color="#1f3763" style:font-name="Calibri Light" style:font-name-asian="Times New Roman" style:font-name-complex="Mangal" style:font-size-complex="10.5pt"/>
    </style:style>
    <style:style style:name="Título_20_7_20_Car" style:display-name="Título 7 Car" style:family="text" style:parent-style-name="Fuente_20_de_20_párrafo_20_predeter.">
      <style:text-properties fo:color="#1f3763" style:font-name="Calibri Light" fo:font-style="italic" style:font-name-asian="Times New Roman" style:font-style-asian="italic" style:font-name-complex="Mangal" style:font-size-complex="10.5pt" style:font-style-complex="italic"/>
    </style:style>
    <style:style style:name="Título_20_8_20_Car" style:display-name="Título 8 Car" style:family="text" style:parent-style-name="Fuente_20_de_20_párrafo_20_predeter.">
      <style:text-properties fo:color="#272727" style:font-name="Calibri Light" fo:font-size="10.5pt" style:font-name-asian="Times New Roman" style:font-size-asian="10.5pt" style:font-name-complex="Mangal" style:font-size-complex="9.5pt"/>
    </style:style>
    <style:style style:name="Título_20_9_20_Car" style:display-name="Título 9 Car" style:family="text" style:parent-style-name="Fuente_20_de_20_párrafo_20_predeter.">
      <style:text-properties fo:color="#272727" style:font-name="Calibri Light" fo:font-size="10.5pt" fo:font-style="italic" style:font-name-asian="Times New Roman" style:font-size-asian="10.5pt" style:font-style-asian="italic" style:font-name-complex="Mangal" style:font-size-complex="9.5pt" style:font-style-complex="italic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Alejandro Luque Cerpa</meta:initial-creator>
    <dc:creator>Alejandro Luque Cerpa</dc:creator>
    <meta:creation-date>2018-10-31T14:26:00Z</meta:creation-date>
    <dc:date>2018-11-13T12:09:01.28</dc:date>
    <meta:editing-cycles>8</meta:editing-cycles>
    <meta:editing-duration>PT6H34M12S</meta:editing-duration>
    <meta:document-statistic meta:table-count="0" meta:image-count="0" meta:object-count="0" meta:page-count="9" meta:paragraph-count="125" meta:word-count="1698" meta:character-count="10700"/>
    <meta:template xlink:type="simple" xlink:actuate="onRequest" xlink:title="" xlink:href="Normal"/>
  </office:meta>
</office:document-meta>
</file>